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8.92pt" svg:height="255.26pt" svg:x="320.8pt" svg:y="360.65pt">
            <loext:p draw:notify-on-update-of-ranges="Sheet1.A30:Sheet1.A30 Sheet1.A31:Sheet1.A36 Sheet1.B30:Sheet1.B30 Sheet1.B31:Sheet1.B36 Sheet1.A30:Sheet1.A30 Sheet1.A31:Sheet1.A36 Sheet1.C30:Sheet1.C30 Sheet1.C31:Sheet1.C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Arrays.sort</text:p>
          </table:table-cell>
          <table:table-cell table:style-name="ce1" office:value-type="string" calcext:value-type="string">
            <text:p>løsning</text:p>
          </table:table-cell>
          <table:table-cell table:number-columns-repeated="9"/>
          <table:table-cell table:style-name="ce1" office:value-type="string" calcext:value-type="string">
            <text:p>Arrays.sort</text:p>
          </table:table-cell>
          <table:table-cell table:style-name="ce1" office:value-type="string" calcext:value-type="string">
            <text:p>løs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20</text:p>
          </table:table-cell>
          <table:table-cell office:value-type="string" calcext:value-type="string">
            <text:p>Kjøring1</text:p>
          </table:table-cell>
          <table:table-cell office:value-type="string" calcext:value-type="string">
            <text:p>Kjøring2</text:p>
          </table:table-cell>
          <table:table-cell office:value-type="string" calcext:value-type="string">
            <text:p>Kjøring3</text:p>
          </table:table-cell>
          <table:table-cell office:value-type="string" calcext:value-type="string">
            <text:p>Kjøring4</text:p>
          </table:table-cell>
          <table:table-cell office:value-type="string" calcext:value-type="string">
            <text:p>Kjøring5</text:p>
          </table:table-cell>
          <table:table-cell office:value-type="string" calcext:value-type="string">
            <text:p>Kjøring6</text:p>
          </table:table-cell>
          <table:table-cell office:value-type="string" calcext:value-type="string">
            <text:p>Kjøring7</text:p>
          </table:table-cell>
          <table:table-cell office:value-type="string" calcext:value-type="string">
            <text:p>Gjennomsnitt</text:p>
          </table:table-cell>
          <table:table-cell/>
          <table:table-cell office:value-type="string" calcext:value-type="string">
            <text:p>N=100</text:p>
          </table:table-cell>
          <table:table-cell office:value-type="string" calcext:value-type="string">
            <text:p>Kjøring1</text:p>
          </table:table-cell>
          <table:table-cell office:value-type="string" calcext:value-type="string">
            <text:p>Kjøring2</text:p>
          </table:table-cell>
          <table:table-cell office:value-type="string" calcext:value-type="string">
            <text:p>Kjøring3</text:p>
          </table:table-cell>
          <table:table-cell office:value-type="string" calcext:value-type="string">
            <text:p>Kjøring4</text:p>
          </table:table-cell>
          <table:table-cell office:value-type="string" calcext:value-type="string">
            <text:p>Kjøring5</text:p>
          </table:table-cell>
          <table:table-cell office:value-type="string" calcext:value-type="string">
            <text:p>Kjøring6</text:p>
          </table:table-cell>
          <table:table-cell office:value-type="string" calcext:value-type="string">
            <text:p>Kjøring7</text:p>
          </table:table-cell>
          <table:table-cell office:value-type="string" calcext:value-type="string">
            <text:p>Gjennomsnit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7287" calcext:value-type="float">
            <text:p>0.957287</text:p>
          </table:table-cell>
          <table:table-cell office:value-type="float" office:value="0.757886" calcext:value-type="float">
            <text:p>0.757886</text:p>
          </table:table-cell>
          <table:table-cell office:value-type="float" office:value="1.266833" calcext:value-type="float">
            <text:p>1.266833</text:p>
          </table:table-cell>
          <table:table-cell office:value-type="float" office:value="1.414624" calcext:value-type="float">
            <text:p>1.414624</text:p>
          </table:table-cell>
          <table:table-cell office:value-type="float" office:value="1.309247" calcext:value-type="float">
            <text:p>1.309247</text:p>
          </table:table-cell>
          <table:table-cell table:number-columns-repeated="2" office:value-type="float" office:value="1.002405" calcext:value-type="float">
            <text:p>1.002405</text:p>
          </table:table-cell>
          <table:table-cell table:formula="of:=([.B3]+[.C3]+[.D3]+[.E3]+[.F3]+[.G3]+[.H3])/COUNT([.B3:.H3])" office:value-type="float" office:value="1.10152671428571" calcext:value-type="float">
            <text:p>1.101526714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755392" calcext:value-type="float">
            <text:p>0.755392</text:p>
          </table:table-cell>
          <table:table-cell office:value-type="float" office:value="1.293447" calcext:value-type="float">
            <text:p>1.293447</text:p>
          </table:table-cell>
          <table:table-cell office:value-type="float" office:value="0.992139" calcext:value-type="float">
            <text:p>0.992139</text:p>
          </table:table-cell>
          <table:table-cell office:value-type="float" office:value="1.008056" calcext:value-type="float">
            <text:p>1.008056</text:p>
          </table:table-cell>
          <table:table-cell office:value-type="float" office:value="0.913243" calcext:value-type="float">
            <text:p>0.913243</text:p>
          </table:table-cell>
          <table:table-cell office:value-type="float" office:value="0.74525" calcext:value-type="float">
            <text:p>0.74525</text:p>
          </table:table-cell>
          <table:table-cell office:value-type="float" office:value="1.020569" calcext:value-type="float">
            <text:p>1.020569</text:p>
          </table:table-cell>
          <table:table-cell table:formula="of:=([.L3]+[.M3]+[.N3]+[.O3]+[.P3]+[.Q3]+[.R3])/COUNT([.L3:.R3])" office:value-type="float" office:value="0.961156571428571" calcext:value-type="float">
            <text:p>0.96115657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.196047" calcext:value-type="float">
            <text:p>14.196047</text:p>
          </table:table-cell>
          <table:table-cell office:value-type="float" office:value="14.612342" calcext:value-type="float">
            <text:p>14.612342</text:p>
          </table:table-cell>
          <table:table-cell office:value-type="float" office:value="6.083714" calcext:value-type="float">
            <text:p>6.083714</text:p>
          </table:table-cell>
          <table:table-cell office:value-type="float" office:value="7.637199" calcext:value-type="float">
            <text:p>7.637199</text:p>
          </table:table-cell>
          <table:table-cell office:value-type="float" office:value="7.840799" calcext:value-type="float">
            <text:p>7.840799</text:p>
          </table:table-cell>
          <table:table-cell office:value-type="float" office:value="5.773258" calcext:value-type="float">
            <text:p>5.773258</text:p>
          </table:table-cell>
          <table:table-cell office:value-type="float" office:value="8.101347" calcext:value-type="float">
            <text:p>8.101347</text:p>
          </table:table-cell>
          <table:table-cell table:formula="of:=([.B4]+[.C4]+[.D4]+[.E4]+[.F4]+[.G4]+[.H4])/COUNT([.B4:.H4])" office:value-type="float" office:value="9.17781514285714" calcext:value-type="float">
            <text:p>9.177815142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.089542" calcext:value-type="float">
            <text:p>6.089542</text:p>
          </table:table-cell>
          <table:table-cell office:value-type="float" office:value="7.588378" calcext:value-type="float">
            <text:p>7.588378</text:p>
          </table:table-cell>
          <table:table-cell office:value-type="float" office:value="7.825318" calcext:value-type="float">
            <text:p>7.825318</text:p>
          </table:table-cell>
          <table:table-cell office:value-type="float" office:value="5.672945" calcext:value-type="float">
            <text:p>5.672945</text:p>
          </table:table-cell>
          <table:table-cell office:value-type="float" office:value="6.436425" calcext:value-type="float">
            <text:p>6.436425</text:p>
          </table:table-cell>
          <table:table-cell office:value-type="float" office:value="7.07307" calcext:value-type="float">
            <text:p>7.07307</text:p>
          </table:table-cell>
          <table:table-cell office:value-type="float" office:value="6.990058" calcext:value-type="float">
            <text:p>6.990058</text:p>
          </table:table-cell>
          <table:table-cell table:formula="of:=([.L4]+[.M4]+[.N4]+[.O4]+[.P4]+[.Q4]+[.R4])/COUNT([.L4:.R4])" office:value-type="float" office:value="6.81081942857143" calcext:value-type="float">
            <text:p>6.810819428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6.524152" calcext:value-type="float">
            <text:p>36.524152</text:p>
          </table:table-cell>
          <table:table-cell office:value-type="float" office:value="26.500157" calcext:value-type="float">
            <text:p>26.500157</text:p>
          </table:table-cell>
          <table:table-cell office:value-type="float" office:value="28.140286" calcext:value-type="float">
            <text:p>28.140286</text:p>
          </table:table-cell>
          <table:table-cell office:value-type="float" office:value="30.547475" calcext:value-type="float">
            <text:p>30.547475</text:p>
          </table:table-cell>
          <table:table-cell office:value-type="float" office:value="55.775361" calcext:value-type="float">
            <text:p>55.775361</text:p>
          </table:table-cell>
          <table:table-cell office:value-type="float" office:value="26.655307" calcext:value-type="float">
            <text:p>26.655307</text:p>
          </table:table-cell>
          <table:table-cell office:value-type="float" office:value="48.220797" calcext:value-type="float">
            <text:p>48.220797</text:p>
          </table:table-cell>
          <table:table-cell table:formula="of:=([.B5]+[.C5]+[.D5]+[.E5]+[.F5]+[.G5]+[.H5])/COUNT([.B5:.H5])" office:value-type="float" office:value="36.0519335714286" calcext:value-type="float">
            <text:p>36.051933571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67.246416" calcext:value-type="float">
            <text:p>67.246416</text:p>
          </table:table-cell>
          <table:table-cell office:value-type="float" office:value="68.447257" calcext:value-type="float">
            <text:p>68.447257</text:p>
          </table:table-cell>
          <table:table-cell office:value-type="float" office:value="31.49979" calcext:value-type="float">
            <text:p>31.49979</text:p>
          </table:table-cell>
          <table:table-cell office:value-type="float" office:value="26.4503" calcext:value-type="float">
            <text:p>26.4503</text:p>
          </table:table-cell>
          <table:table-cell office:value-type="float" office:value="25.369168" calcext:value-type="float">
            <text:p>25.369168</text:p>
          </table:table-cell>
          <table:table-cell office:value-type="float" office:value="73.256447" calcext:value-type="float">
            <text:p>73.256447</text:p>
          </table:table-cell>
          <table:table-cell office:value-type="float" office:value="26.893276" calcext:value-type="float">
            <text:p>26.893276</text:p>
          </table:table-cell>
          <table:table-cell table:formula="of:=([.L5]+[.M5]+[.N5]+[.O5]+[.P5]+[.Q5]+[.R5])/COUNT([.L5:.R5])" office:value-type="float" office:value="45.5946648571429" calcext:value-type="float">
            <text:p>45.594664857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89.295105" calcext:value-type="float">
            <text:p>189.295105</text:p>
          </table:table-cell>
          <table:table-cell office:value-type="float" office:value="108.186699" calcext:value-type="float">
            <text:p>108.186699</text:p>
          </table:table-cell>
          <table:table-cell office:value-type="float" office:value="151.689272" calcext:value-type="float">
            <text:p>151.689272</text:p>
          </table:table-cell>
          <table:table-cell office:value-type="float" office:value="149.909251" calcext:value-type="float">
            <text:p>149.909251</text:p>
          </table:table-cell>
          <table:table-cell office:value-type="float" office:value="206.053859" calcext:value-type="float">
            <text:p>206.053859</text:p>
          </table:table-cell>
          <table:table-cell office:value-type="float" office:value="147.592107" calcext:value-type="float">
            <text:p>147.592107</text:p>
          </table:table-cell>
          <table:table-cell office:value-type="float" office:value="164.858392" calcext:value-type="float">
            <text:p>164.858392</text:p>
          </table:table-cell>
          <table:table-cell table:formula="of:=([.B6]+[.C6]+[.D6]+[.E6]+[.F6]+[.G6]+[.H6])/COUNT([.B6:.H6])" office:value-type="float" office:value="159.654955" calcext:value-type="float">
            <text:p>159.654955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44.560248" calcext:value-type="float">
            <text:p>144.560248</text:p>
          </table:table-cell>
          <table:table-cell office:value-type="float" office:value="151.586154" calcext:value-type="float">
            <text:p>151.586154</text:p>
          </table:table-cell>
          <table:table-cell office:value-type="float" office:value="194.995773" calcext:value-type="float">
            <text:p>194.995773</text:p>
          </table:table-cell>
          <table:table-cell office:value-type="float" office:value="159.945839" calcext:value-type="float">
            <text:p>159.945839</text:p>
          </table:table-cell>
          <table:table-cell office:value-type="float" office:value="140.812906" calcext:value-type="float">
            <text:p>140.812906</text:p>
          </table:table-cell>
          <table:table-cell office:value-type="float" office:value="184.692854" calcext:value-type="float">
            <text:p>184.692854</text:p>
          </table:table-cell>
          <table:table-cell office:value-type="float" office:value="155.253893" calcext:value-type="float">
            <text:p>155.253893</text:p>
          </table:table-cell>
          <table:table-cell table:formula="of:=([.L6]+[.M6]+[.N6]+[.O6]+[.P6]+[.Q6]+[.R6])/COUNT([.L6:.R6])" office:value-type="float" office:value="161.692523857143" calcext:value-type="float">
            <text:p>161.692523857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994.452715" calcext:value-type="float">
            <text:p>994.452715</text:p>
          </table:table-cell>
          <table:table-cell office:value-type="float" office:value="994.020673" calcext:value-type="float">
            <text:p>994.020673</text:p>
          </table:table-cell>
          <table:table-cell office:value-type="float" office:value="1047.716218" calcext:value-type="float">
            <text:p>1047.716218</text:p>
          </table:table-cell>
          <table:table-cell office:value-type="float" office:value="1153.42904" calcext:value-type="float">
            <text:p>1153.42904</text:p>
          </table:table-cell>
          <table:table-cell office:value-type="float" office:value="1243.61759" calcext:value-type="float">
            <text:p>1243.61759</text:p>
          </table:table-cell>
          <table:table-cell office:value-type="float" office:value="1215.818259" calcext:value-type="float">
            <text:p>1215.818259</text:p>
          </table:table-cell>
          <table:table-cell office:value-type="float" office:value="1288.697273" calcext:value-type="float">
            <text:p>1288.697273</text:p>
          </table:table-cell>
          <table:table-cell table:formula="of:=([.B7]+[.C7]+[.D7]+[.E7]+[.F7]+[.G7]+[.H7])/COUNT([.B7:.H7])" office:value-type="float" office:value="1133.96453828571" calcext:value-type="float">
            <text:p>1133.964538285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212.897152" calcext:value-type="float">
            <text:p>1212.897152</text:p>
          </table:table-cell>
          <table:table-cell office:value-type="float" office:value="1055.425773" calcext:value-type="float">
            <text:p>1055.425773</text:p>
          </table:table-cell>
          <table:table-cell office:value-type="float" office:value="1038.645689" calcext:value-type="float">
            <text:p>1038.645689</text:p>
          </table:table-cell>
          <table:table-cell office:value-type="float" office:value="1065.863753" calcext:value-type="float">
            <text:p>1065.863753</text:p>
          </table:table-cell>
          <table:table-cell office:value-type="float" office:value="1083.334081" calcext:value-type="float">
            <text:p>1083.334081</text:p>
          </table:table-cell>
          <table:table-cell office:value-type="float" office:value="1157.371462" calcext:value-type="float">
            <text:p>1157.371462</text:p>
          </table:table-cell>
          <table:table-cell office:value-type="float" office:value="968.101823" calcext:value-type="float">
            <text:p>968.101823</text:p>
          </table:table-cell>
          <table:table-cell table:formula="of:=([.L7]+[.M7]+[.N7]+[.O7]+[.P7]+[.Q7]+[.R7])/COUNT([.L7:.R7])" office:value-type="float" office:value="1083.09139042857" calcext:value-type="float">
            <text:p>1083.091390428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841.527612" calcext:value-type="float">
            <text:p>10841.527612</text:p>
          </table:table-cell>
          <table:table-cell office:value-type="float" office:value="11288.510568" calcext:value-type="float">
            <text:p>11288.510568</text:p>
          </table:table-cell>
          <table:table-cell office:value-type="float" office:value="10879.180079" calcext:value-type="float">
            <text:p>10879.180079</text:p>
          </table:table-cell>
          <table:table-cell office:value-type="float" office:value="10771.916537" calcext:value-type="float">
            <text:p>10771.916537</text:p>
          </table:table-cell>
          <table:table-cell office:value-type="float" office:value="10690.811696" calcext:value-type="float">
            <text:p>10690.811696</text:p>
          </table:table-cell>
          <table:table-cell office:value-type="float" office:value="10776.411077" calcext:value-type="float">
            <text:p>10776.411077</text:p>
          </table:table-cell>
          <table:table-cell office:value-type="float" office:value="10407.067127" calcext:value-type="float">
            <text:p>10407.067127</text:p>
          </table:table-cell>
          <table:table-cell table:formula="of:=([.B8]+[.C8]+[.D8]+[.E8]+[.F8]+[.G8]+[.H8])/COUNT([.B8:.H8])" office:value-type="float" office:value="10807.9178137143" calcext:value-type="float">
            <text:p>10807.9178137143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10763.092777" calcext:value-type="float">
            <text:p>10763.092777</text:p>
          </table:table-cell>
          <table:table-cell office:value-type="float" office:value="10504.685386" calcext:value-type="float">
            <text:p>10504.685386</text:p>
          </table:table-cell>
          <table:table-cell office:value-type="float" office:value="10627.046417" calcext:value-type="float">
            <text:p>10627.046417</text:p>
          </table:table-cell>
          <table:table-cell office:value-type="float" office:value="10398.247157" calcext:value-type="float">
            <text:p>10398.247157</text:p>
          </table:table-cell>
          <table:table-cell office:value-type="float" office:value="10514.875138" calcext:value-type="float">
            <text:p>10514.875138</text:p>
          </table:table-cell>
          <table:table-cell office:value-type="float" office:value="10682.043327" calcext:value-type="float">
            <text:p>10682.043327</text:p>
          </table:table-cell>
          <table:table-cell office:value-type="float" office:value="10390.471822" calcext:value-type="float">
            <text:p>10390.471822</text:p>
          </table:table-cell>
          <table:table-cell table:formula="of:=([.L8]+[.M8]+[.N8]+[.O8]+[.P8]+[.Q8]+[.R8])/COUNT([.L8:.R8])" office:value-type="float" office:value="10554.3517177143" calcext:value-type="float">
            <text:p>10554.351717714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Sekvensiell</text:p>
          </table:table-cell>
          <table:table-cell table:style-name="ce1" office:value-type="string" calcext:value-type="string">
            <text:p>løsning</text:p>
          </table:table-cell>
          <table:table-cell table:number-columns-repeated="9"/>
          <table:table-cell table:style-name="ce1" office:value-type="string" calcext:value-type="string">
            <text:p>Sekvensiell</text:p>
          </table:table-cell>
          <table:table-cell table:style-name="ce1" office:value-type="string" calcext:value-type="string">
            <text:p>løs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20</text:p>
          </table:table-cell>
          <table:table-cell office:value-type="string" calcext:value-type="string">
            <text:p>Kjøring1</text:p>
          </table:table-cell>
          <table:table-cell office:value-type="string" calcext:value-type="string">
            <text:p>Kjøring2</text:p>
          </table:table-cell>
          <table:table-cell office:value-type="string" calcext:value-type="string">
            <text:p>Kjøring3</text:p>
          </table:table-cell>
          <table:table-cell office:value-type="string" calcext:value-type="string">
            <text:p>Kjøring4</text:p>
          </table:table-cell>
          <table:table-cell office:value-type="string" calcext:value-type="string">
            <text:p>Kjøring5</text:p>
          </table:table-cell>
          <table:table-cell office:value-type="string" calcext:value-type="string">
            <text:p>Kjøring6</text:p>
          </table:table-cell>
          <table:table-cell office:value-type="string" calcext:value-type="string">
            <text:p>Kjøring7</text:p>
          </table:table-cell>
          <table:table-cell office:value-type="string" calcext:value-type="string">
            <text:p>Gjennomsnitt</text:p>
          </table:table-cell>
          <table:table-cell/>
          <table:table-cell office:value-type="string" calcext:value-type="string">
            <text:p>N=100</text:p>
          </table:table-cell>
          <table:table-cell office:value-type="string" calcext:value-type="string">
            <text:p>Kjøring1</text:p>
          </table:table-cell>
          <table:table-cell office:value-type="string" calcext:value-type="string">
            <text:p>Kjøring2</text:p>
          </table:table-cell>
          <table:table-cell office:value-type="string" calcext:value-type="string">
            <text:p>Kjøring3</text:p>
          </table:table-cell>
          <table:table-cell office:value-type="string" calcext:value-type="string">
            <text:p>Kjøring4</text:p>
          </table:table-cell>
          <table:table-cell office:value-type="string" calcext:value-type="string">
            <text:p>Kjøring5</text:p>
          </table:table-cell>
          <table:table-cell office:value-type="string" calcext:value-type="string">
            <text:p>Kjøring6</text:p>
          </table:table-cell>
          <table:table-cell office:value-type="string" calcext:value-type="string">
            <text:p>Kjøring7</text:p>
          </table:table-cell>
          <table:table-cell office:value-type="string" calcext:value-type="string">
            <text:p>Gjennomsnit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43222" calcext:value-type="float">
            <text:p>0.143222</text:p>
          </table:table-cell>
          <table:table-cell office:value-type="float" office:value="0.139898" calcext:value-type="float">
            <text:p>0.139898</text:p>
          </table:table-cell>
          <table:table-cell office:value-type="float" office:value="0.102733" calcext:value-type="float">
            <text:p>0.102733</text:p>
          </table:table-cell>
          <table:table-cell office:value-type="float" office:value="0.138048" calcext:value-type="float">
            <text:p>0.138048</text:p>
          </table:table-cell>
          <table:table-cell office:value-type="float" office:value="0.112448" calcext:value-type="float">
            <text:p>0.112448</text:p>
          </table:table-cell>
          <table:table-cell office:value-type="float" office:value="0.141533" calcext:value-type="float">
            <text:p>0.141533</text:p>
          </table:table-cell>
          <table:table-cell office:value-type="float" office:value="0.107662" calcext:value-type="float">
            <text:p>0.107662</text:p>
          </table:table-cell>
          <table:table-cell table:formula="of:=([.B12]+[.C12]+[.D12]+[.E12]+[.F12]+[.G12]+[.H12])/COUNT([.B12:.H12])" office:value-type="float" office:value="0.126506285714286" calcext:value-type="float">
            <text:p>0.126506285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873256" calcext:value-type="float">
            <text:p>0.873256</text:p>
          </table:table-cell>
          <table:table-cell office:value-type="float" office:value="1.214813" calcext:value-type="float">
            <text:p>1.214813</text:p>
          </table:table-cell>
          <table:table-cell office:value-type="float" office:value="1.761526" calcext:value-type="float">
            <text:p>1.761526</text:p>
          </table:table-cell>
          <table:table-cell office:value-type="float" office:value="0.859729" calcext:value-type="float">
            <text:p>0.859729</text:p>
          </table:table-cell>
          <table:table-cell office:value-type="float" office:value="1.261842" calcext:value-type="float">
            <text:p>1.261842</text:p>
          </table:table-cell>
          <table:table-cell office:value-type="float" office:value="1.788971" calcext:value-type="float">
            <text:p>1.788971</text:p>
          </table:table-cell>
          <table:table-cell office:value-type="float" office:value="1.194692" calcext:value-type="float">
            <text:p>1.194692</text:p>
          </table:table-cell>
          <table:table-cell table:formula="of:=([.L12]+[.M12]+[.N12]+[.O12]+[.P12]+[.Q12]+[.R12])/COUNT([.L12:.R12])" office:value-type="float" office:value="1.27926128571429" calcext:value-type="float">
            <text:p>1.27926128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73382" calcext:value-type="float">
            <text:p>0.473382</text:p>
          </table:table-cell>
          <table:table-cell office:value-type="float" office:value="0.643866" calcext:value-type="float">
            <text:p>0.643866</text:p>
          </table:table-cell>
          <table:table-cell office:value-type="float" office:value="0.621344" calcext:value-type="float">
            <text:p>0.621344</text:p>
          </table:table-cell>
          <table:table-cell office:value-type="float" office:value="0.637293" calcext:value-type="float">
            <text:p>0.637293</text:p>
          </table:table-cell>
          <table:table-cell office:value-type="float" office:value="0.476732" calcext:value-type="float">
            <text:p>0.476732</text:p>
          </table:table-cell>
          <table:table-cell office:value-type="float" office:value="0.635937" calcext:value-type="float">
            <text:p>0.635937</text:p>
          </table:table-cell>
          <table:table-cell office:value-type="float" office:value="0.828026" calcext:value-type="float">
            <text:p>0.828026</text:p>
          </table:table-cell>
          <table:table-cell table:formula="of:=([.B13]+[.C13]+[.D13]+[.E13]+[.F13]+[.G13]+[.H13])/COUNT([.B13:.H13])" office:value-type="float" office:value="0.616654285714286" calcext:value-type="float">
            <text:p>0.616654285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.949507" calcext:value-type="float">
            <text:p>1.949507</text:p>
          </table:table-cell>
          <table:table-cell office:value-type="float" office:value="2.589406" calcext:value-type="float">
            <text:p>2.589406</text:p>
          </table:table-cell>
          <table:table-cell office:value-type="float" office:value="3.881876" calcext:value-type="float">
            <text:p>3.881876</text:p>
          </table:table-cell>
          <table:table-cell office:value-type="float" office:value="2.013308" calcext:value-type="float">
            <text:p>2.013308</text:p>
          </table:table-cell>
          <table:table-cell office:value-type="float" office:value="2.084005" calcext:value-type="float">
            <text:p>2.084005</text:p>
          </table:table-cell>
          <table:table-cell office:value-type="float" office:value="1.956973" calcext:value-type="float">
            <text:p>1.956973</text:p>
          </table:table-cell>
          <table:table-cell office:value-type="float" office:value="2.603735" calcext:value-type="float">
            <text:p>2.603735</text:p>
          </table:table-cell>
          <table:table-cell table:formula="of:=([.L13]+[.M13]+[.N13]+[.O13]+[.P13]+[.Q13]+[.R13])/COUNT([.L13:.R13])" office:value-type="float" office:value="2.43983" calcext:value-type="float">
            <text:p>2.4398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298472" calcext:value-type="float">
            <text:p>3.298472</text:p>
          </table:table-cell>
          <table:table-cell office:value-type="float" office:value="5.993102" calcext:value-type="float">
            <text:p>5.993102</text:p>
          </table:table-cell>
          <table:table-cell office:value-type="float" office:value="4.135669" calcext:value-type="float">
            <text:p>4.135669</text:p>
          </table:table-cell>
          <table:table-cell office:value-type="float" office:value="4.198391" calcext:value-type="float">
            <text:p>4.198391</text:p>
          </table:table-cell>
          <table:table-cell office:value-type="float" office:value="4.209891" calcext:value-type="float">
            <text:p>4.209891</text:p>
          </table:table-cell>
          <table:table-cell office:value-type="float" office:value="3.1743" calcext:value-type="float">
            <text:p>3.1743</text:p>
          </table:table-cell>
          <table:table-cell office:value-type="float" office:value="3.203577" calcext:value-type="float">
            <text:p>3.203577</text:p>
          </table:table-cell>
          <table:table-cell table:formula="of:=([.B14]+[.C14]+[.D14]+[.E14]+[.F14]+[.G14]+[.H14])/COUNT([.B14:.H14])" office:value-type="float" office:value="4.030486" calcext:value-type="float">
            <text:p>4.03048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8.130433" calcext:value-type="float">
            <text:p>8.130433</text:p>
          </table:table-cell>
          <table:table-cell office:value-type="float" office:value="6.630907" calcext:value-type="float">
            <text:p>6.630907</text:p>
          </table:table-cell>
          <table:table-cell office:value-type="float" office:value="8.202678" calcext:value-type="float">
            <text:p>8.202678</text:p>
          </table:table-cell>
          <table:table-cell office:value-type="float" office:value="5.675923" calcext:value-type="float">
            <text:p>5.675923</text:p>
          </table:table-cell>
          <table:table-cell office:value-type="float" office:value="4.349553" calcext:value-type="float">
            <text:p>4.349553</text:p>
          </table:table-cell>
          <table:table-cell office:value-type="float" office:value="5.683355" calcext:value-type="float">
            <text:p>5.683355</text:p>
          </table:table-cell>
          <table:table-cell office:value-type="float" office:value="4.497537" calcext:value-type="float">
            <text:p>4.497537</text:p>
          </table:table-cell>
          <table:table-cell table:formula="of:=([.L14]+[.M14]+[.N14]+[.O14]+[.P14]+[.Q14]+[.R14])/COUNT([.L14:.R14])" office:value-type="float" office:value="6.167198" calcext:value-type="float">
            <text:p>6.1671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.218676" calcext:value-type="float">
            <text:p>9.218676</text:p>
          </table:table-cell>
          <table:table-cell office:value-type="float" office:value="9.239115" calcext:value-type="float">
            <text:p>9.239115</text:p>
          </table:table-cell>
          <table:table-cell office:value-type="float" office:value="9.11898" calcext:value-type="float">
            <text:p>9.11898</text:p>
          </table:table-cell>
          <table:table-cell office:value-type="float" office:value="9.311638" calcext:value-type="float">
            <text:p>9.311638</text:p>
          </table:table-cell>
          <table:table-cell office:value-type="float" office:value="9.446594" calcext:value-type="float">
            <text:p>9.446594</text:p>
          </table:table-cell>
          <table:table-cell office:value-type="float" office:value="15.996433" calcext:value-type="float">
            <text:p>15.996433</text:p>
          </table:table-cell>
          <table:table-cell office:value-type="float" office:value="13.748483" calcext:value-type="float">
            <text:p>13.748483</text:p>
          </table:table-cell>
          <table:table-cell table:formula="of:=([.B15]+[.C15]+[.D15]+[.E15]+[.F15]+[.G15]+[.H15])/COUNT([.B15:.H15])" office:value-type="float" office:value="10.8685598571429" calcext:value-type="float">
            <text:p>10.868559857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0.4209" calcext:value-type="float">
            <text:p>10.4209</text:p>
          </table:table-cell>
          <table:table-cell office:value-type="float" office:value="13.229445" calcext:value-type="float">
            <text:p>13.229445</text:p>
          </table:table-cell>
          <table:table-cell office:value-type="float" office:value="10.066661" calcext:value-type="float">
            <text:p>10.066661</text:p>
          </table:table-cell>
          <table:table-cell office:value-type="float" office:value="9.988032" calcext:value-type="float">
            <text:p>9.988032</text:p>
          </table:table-cell>
          <table:table-cell office:value-type="float" office:value="10.323254" calcext:value-type="float">
            <text:p>10.323254</text:p>
          </table:table-cell>
          <table:table-cell office:value-type="float" office:value="10.632261" calcext:value-type="float">
            <text:p>10.632261</text:p>
          </table:table-cell>
          <table:table-cell office:value-type="float" office:value="19.668321" calcext:value-type="float">
            <text:p>19.668321</text:p>
          </table:table-cell>
          <table:table-cell table:formula="of:=([.L15]+[.M15]+[.N15]+[.O15]+[.P15]+[.Q15]+[.R15])/COUNT([.L15:.R15])" office:value-type="float" office:value="12.046982" calcext:value-type="float">
            <text:p>12.04698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5.153482" calcext:value-type="float">
            <text:p>15.153482</text:p>
          </table:table-cell>
          <table:table-cell office:value-type="float" office:value="18.881327" calcext:value-type="float">
            <text:p>18.881327</text:p>
          </table:table-cell>
          <table:table-cell office:value-type="float" office:value="15.310737" calcext:value-type="float">
            <text:p>15.310737</text:p>
          </table:table-cell>
          <table:table-cell office:value-type="float" office:value="14.914095" calcext:value-type="float">
            <text:p>14.914095</text:p>
          </table:table-cell>
          <table:table-cell office:value-type="float" office:value="15.094632" calcext:value-type="float">
            <text:p>15.094632</text:p>
          </table:table-cell>
          <table:table-cell office:value-type="float" office:value="15.143296" calcext:value-type="float">
            <text:p>15.143296</text:p>
          </table:table-cell>
          <table:table-cell office:value-type="float" office:value="17.980455" calcext:value-type="float">
            <text:p>17.980455</text:p>
          </table:table-cell>
          <table:table-cell table:formula="of:=([.B16]+[.C16]+[.D16]+[.E16]+[.F16]+[.G16]+[.H16])/COUNT([.B16:.H16])" office:value-type="float" office:value="16.0682891428571" calcext:value-type="float">
            <text:p>16.0682891429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8.168245" calcext:value-type="float">
            <text:p>18.168245</text:p>
          </table:table-cell>
          <table:table-cell office:value-type="float" office:value="15.727261" calcext:value-type="float">
            <text:p>15.727261</text:p>
          </table:table-cell>
          <table:table-cell office:value-type="float" office:value="19.591606" calcext:value-type="float">
            <text:p>19.591606</text:p>
          </table:table-cell>
          <table:table-cell office:value-type="float" office:value="19.922528" calcext:value-type="float">
            <text:p>19.922528</text:p>
          </table:table-cell>
          <table:table-cell office:value-type="float" office:value="19.178792" calcext:value-type="float">
            <text:p>19.178792</text:p>
          </table:table-cell>
          <table:table-cell office:value-type="float" office:value="19.468054" calcext:value-type="float">
            <text:p>19.468054</text:p>
          </table:table-cell>
          <table:table-cell office:value-type="float" office:value="15.444792" calcext:value-type="float">
            <text:p>15.444792</text:p>
          </table:table-cell>
          <table:table-cell table:formula="of:=([.L16]+[.M16]+[.N16]+[.O16]+[.P16]+[.Q16]+[.R16])/COUNT([.L16:.R16])" office:value-type="float" office:value="18.2144682857143" calcext:value-type="float">
            <text:p>18.214468285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2.570715" calcext:value-type="float">
            <text:p>102.570715</text:p>
          </table:table-cell>
          <table:table-cell office:value-type="float" office:value="128.216411" calcext:value-type="float">
            <text:p>128.216411</text:p>
          </table:table-cell>
          <table:table-cell office:value-type="float" office:value="98.04168" calcext:value-type="float">
            <text:p>98.04168</text:p>
          </table:table-cell>
          <table:table-cell office:value-type="float" office:value="97.87001" calcext:value-type="float">
            <text:p>97.87001</text:p>
          </table:table-cell>
          <table:table-cell office:value-type="float" office:value="101.735052" calcext:value-type="float">
            <text:p>101.735052</text:p>
          </table:table-cell>
          <table:table-cell office:value-type="float" office:value="99.585086" calcext:value-type="float">
            <text:p>99.585086</text:p>
          </table:table-cell>
          <table:table-cell office:value-type="float" office:value="98.903414" calcext:value-type="float">
            <text:p>98.903414</text:p>
          </table:table-cell>
          <table:table-cell table:formula="of:=([.B17]+[.C17]+[.D17]+[.E17]+[.F17]+[.G17]+[.H17])/COUNT([.B17:.H17])" office:value-type="float" office:value="103.846052571429" calcext:value-type="float">
            <text:p>103.8460525714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105.292213" calcext:value-type="float">
            <text:p>105.292213</text:p>
          </table:table-cell>
          <table:table-cell office:value-type="float" office:value="99.401861" calcext:value-type="float">
            <text:p>99.401861</text:p>
          </table:table-cell>
          <table:table-cell office:value-type="float" office:value="99.851424" calcext:value-type="float">
            <text:p>99.851424</text:p>
          </table:table-cell>
          <table:table-cell office:value-type="float" office:value="98.913294" calcext:value-type="float">
            <text:p>98.913294</text:p>
          </table:table-cell>
          <table:table-cell office:value-type="float" office:value="102.024104" calcext:value-type="float">
            <text:p>102.024104</text:p>
          </table:table-cell>
          <table:table-cell office:value-type="float" office:value="105.094977" calcext:value-type="float">
            <text:p>105.094977</text:p>
          </table:table-cell>
          <table:table-cell office:value-type="float" office:value="98.721925" calcext:value-type="float">
            <text:p>98.721925</text:p>
          </table:table-cell>
          <table:table-cell table:formula="of:=([.L17]+[.M17]+[.N17]+[.O17]+[.P17]+[.Q17]+[.R17])/COUNT([.L17:.R17])" office:value-type="float" office:value="101.328542571429" calcext:value-type="float">
            <text:p>101.328542571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Parallell</text:p>
          </table:table-cell>
          <table:table-cell table:style-name="ce1" office:value-type="string" calcext:value-type="string">
            <text:p>løsning</text:p>
          </table:table-cell>
          <table:table-cell table:number-columns-repeated="9"/>
          <table:table-cell table:style-name="ce1" office:value-type="string" calcext:value-type="string">
            <text:p>Parallell</text:p>
          </table:table-cell>
          <table:table-cell table:style-name="ce1" office:value-type="string" calcext:value-type="string">
            <text:p>løs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20</text:p>
          </table:table-cell>
          <table:table-cell office:value-type="string" calcext:value-type="string">
            <text:p>Kjøring1</text:p>
          </table:table-cell>
          <table:table-cell office:value-type="string" calcext:value-type="string">
            <text:p>Kjøring2</text:p>
          </table:table-cell>
          <table:table-cell office:value-type="string" calcext:value-type="string">
            <text:p>Kjøring3</text:p>
          </table:table-cell>
          <table:table-cell office:value-type="string" calcext:value-type="string">
            <text:p>Kjøring4</text:p>
          </table:table-cell>
          <table:table-cell office:value-type="string" calcext:value-type="string">
            <text:p>Kjøring5</text:p>
          </table:table-cell>
          <table:table-cell office:value-type="string" calcext:value-type="string">
            <text:p>Kjøring6</text:p>
          </table:table-cell>
          <table:table-cell office:value-type="string" calcext:value-type="string">
            <text:p>Kjøring7</text:p>
          </table:table-cell>
          <table:table-cell office:value-type="string" calcext:value-type="string">
            <text:p>Gjennomsnitt</text:p>
          </table:table-cell>
          <table:table-cell/>
          <table:table-cell office:value-type="string" calcext:value-type="string">
            <text:p>N=100</text:p>
          </table:table-cell>
          <table:table-cell office:value-type="string" calcext:value-type="string">
            <text:p>Kjøring1</text:p>
          </table:table-cell>
          <table:table-cell office:value-type="string" calcext:value-type="string">
            <text:p>Kjøring2</text:p>
          </table:table-cell>
          <table:table-cell office:value-type="string" calcext:value-type="string">
            <text:p>Kjøring3</text:p>
          </table:table-cell>
          <table:table-cell office:value-type="string" calcext:value-type="string">
            <text:p>Kjøring4</text:p>
          </table:table-cell>
          <table:table-cell office:value-type="string" calcext:value-type="string">
            <text:p>Kjøring5</text:p>
          </table:table-cell>
          <table:table-cell office:value-type="string" calcext:value-type="string">
            <text:p>Kjøring6</text:p>
          </table:table-cell>
          <table:table-cell office:value-type="string" calcext:value-type="string">
            <text:p>Kjøring7</text:p>
          </table:table-cell>
          <table:table-cell office:value-type="string" calcext:value-type="string">
            <text:p>Gjennomsnit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699102" calcext:value-type="float">
            <text:p>6.699102</text:p>
          </table:table-cell>
          <table:table-cell office:value-type="float" office:value="5.90135" calcext:value-type="float">
            <text:p>5.90135</text:p>
          </table:table-cell>
          <table:table-cell office:value-type="float" office:value="4.928036" calcext:value-type="float">
            <text:p>4.928036</text:p>
          </table:table-cell>
          <table:table-cell office:value-type="float" office:value="4.614699" calcext:value-type="float">
            <text:p>4.614699</text:p>
          </table:table-cell>
          <table:table-cell office:value-type="float" office:value="4.005145" calcext:value-type="float">
            <text:p>4.005145</text:p>
          </table:table-cell>
          <table:table-cell office:value-type="float" office:value="5.237466" calcext:value-type="float">
            <text:p>5.237466</text:p>
          </table:table-cell>
          <table:table-cell office:value-type="float" office:value="4.983606" calcext:value-type="float">
            <text:p>4.983606</text:p>
          </table:table-cell>
          <table:table-cell table:formula="of:=([.B21]+[.C21]+[.D21]+[.E21]+[.F21]+[.G21]+[.H21])/COUNT([.B21:.H21])" office:value-type="float" office:value="5.19562914285714" calcext:value-type="float">
            <text:p>5.195629142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.957626" calcext:value-type="float">
            <text:p>7.957626</text:p>
          </table:table-cell>
          <table:table-cell office:value-type="float" office:value="5.475677" calcext:value-type="float">
            <text:p>5.475677</text:p>
          </table:table-cell>
          <table:table-cell office:value-type="float" office:value="5.559416" calcext:value-type="float">
            <text:p>5.559416</text:p>
          </table:table-cell>
          <table:table-cell office:value-type="float" office:value="6.223433" calcext:value-type="float">
            <text:p>6.223433</text:p>
          </table:table-cell>
          <table:table-cell office:value-type="float" office:value="6.25206" calcext:value-type="float">
            <text:p>6.25206</text:p>
          </table:table-cell>
          <table:table-cell office:value-type="float" office:value="5.473506" calcext:value-type="float">
            <text:p>5.473506</text:p>
          </table:table-cell>
          <table:table-cell office:value-type="float" office:value="6.546825" calcext:value-type="float">
            <text:p>6.546825</text:p>
          </table:table-cell>
          <table:table-cell table:formula="of:=([.L21]+[.M21]+[.N21]+[.O21]+[.P21]+[.Q21]+[.R21])/COUNT([.L21:.R21])" office:value-type="float" office:value="6.212649" calcext:value-type="float">
            <text:p>6.2126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918289" calcext:value-type="float">
            <text:p>4.918289</text:p>
          </table:table-cell>
          <table:table-cell office:value-type="float" office:value="4.90934" calcext:value-type="float">
            <text:p>4.90934</text:p>
          </table:table-cell>
          <table:table-cell office:value-type="float" office:value="5.067715" calcext:value-type="float">
            <text:p>5.067715</text:p>
          </table:table-cell>
          <table:table-cell office:value-type="float" office:value="4.625265" calcext:value-type="float">
            <text:p>4.625265</text:p>
          </table:table-cell>
          <table:table-cell office:value-type="float" office:value="5.196234" calcext:value-type="float">
            <text:p>5.196234</text:p>
          </table:table-cell>
          <table:table-cell office:value-type="float" office:value="5.084122" calcext:value-type="float">
            <text:p>5.084122</text:p>
          </table:table-cell>
          <table:table-cell office:value-type="float" office:value="8.472148" calcext:value-type="float">
            <text:p>8.472148</text:p>
          </table:table-cell>
          <table:table-cell table:formula="of:=([.B22]+[.C22]+[.D22]+[.E22]+[.F22]+[.G22]+[.H22])/COUNT([.B22:.H22])" office:value-type="float" office:value="5.46758757142857" calcext:value-type="float">
            <text:p>5.467587571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.959765" calcext:value-type="float">
            <text:p>7.959765</text:p>
          </table:table-cell>
          <table:table-cell office:value-type="float" office:value="10.922139" calcext:value-type="float">
            <text:p>10.922139</text:p>
          </table:table-cell>
          <table:table-cell office:value-type="float" office:value="7.612359" calcext:value-type="float">
            <text:p>7.612359</text:p>
          </table:table-cell>
          <table:table-cell office:value-type="float" office:value="7.507799" calcext:value-type="float">
            <text:p>7.507799</text:p>
          </table:table-cell>
          <table:table-cell office:value-type="float" office:value="8.255709" calcext:value-type="float">
            <text:p>8.255709</text:p>
          </table:table-cell>
          <table:table-cell office:value-type="float" office:value="8.031438" calcext:value-type="float">
            <text:p>8.031438</text:p>
          </table:table-cell>
          <table:table-cell office:value-type="float" office:value="9.068018" calcext:value-type="float">
            <text:p>9.068018</text:p>
          </table:table-cell>
          <table:table-cell table:formula="of:=([.L22]+[.M22]+[.N22]+[.O22]+[.P22]+[.Q22]+[.R22])/COUNT([.L22:.R22])" office:value-type="float" office:value="8.47960385714286" calcext:value-type="float">
            <text:p>8.47960385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.900465" calcext:value-type="float">
            <text:p>7.900465</text:p>
          </table:table-cell>
          <table:table-cell office:value-type="float" office:value="7.586446" calcext:value-type="float">
            <text:p>7.586446</text:p>
          </table:table-cell>
          <table:table-cell office:value-type="float" office:value="9.294457" calcext:value-type="float">
            <text:p>9.294457</text:p>
          </table:table-cell>
          <table:table-cell office:value-type="float" office:value="10.79239" calcext:value-type="float">
            <text:p>10.79239</text:p>
          </table:table-cell>
          <table:table-cell office:value-type="float" office:value="8.372956" calcext:value-type="float">
            <text:p>8.372956</text:p>
          </table:table-cell>
          <table:table-cell office:value-type="float" office:value="7.254807" calcext:value-type="float">
            <text:p>7.254807</text:p>
          </table:table-cell>
          <table:table-cell office:value-type="float" office:value="9.952361" calcext:value-type="float">
            <text:p>9.952361</text:p>
          </table:table-cell>
          <table:table-cell table:formula="of:=([.B23]+[.C23]+[.D23]+[.E23]+[.F23]+[.G23]+[.H23])/COUNT([.B23:.H23])" office:value-type="float" office:value="8.73626885714286" calcext:value-type="float">
            <text:p>8.736268857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5.614842" calcext:value-type="float">
            <text:p>15.614842</text:p>
          </table:table-cell>
          <table:table-cell office:value-type="float" office:value="16.750334" calcext:value-type="float">
            <text:p>16.750334</text:p>
          </table:table-cell>
          <table:table-cell office:value-type="float" office:value="14.008109" calcext:value-type="float">
            <text:p>14.008109</text:p>
          </table:table-cell>
          <table:table-cell office:value-type="float" office:value="13.414557" calcext:value-type="float">
            <text:p>13.414557</text:p>
          </table:table-cell>
          <table:table-cell office:value-type="float" office:value="13.044226" calcext:value-type="float">
            <text:p>13.044226</text:p>
          </table:table-cell>
          <table:table-cell office:value-type="float" office:value="14.001056" calcext:value-type="float">
            <text:p>14.001056</text:p>
          </table:table-cell>
          <table:table-cell office:value-type="float" office:value="13.251741" calcext:value-type="float">
            <text:p>13.251741</text:p>
          </table:table-cell>
          <table:table-cell table:formula="of:=([.L23]+[.M23]+[.N23]+[.O23]+[.P23]+[.Q23]+[.R23])/COUNT([.L23:.R23])" office:value-type="float" office:value="14.2978378571429" calcext:value-type="float">
            <text:p>14.297837857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6.637759" calcext:value-type="float">
            <text:p>46.637759</text:p>
          </table:table-cell>
          <table:table-cell office:value-type="float" office:value="55.081268" calcext:value-type="float">
            <text:p>55.081268</text:p>
          </table:table-cell>
          <table:table-cell office:value-type="float" office:value="44.967524" calcext:value-type="float">
            <text:p>44.967524</text:p>
          </table:table-cell>
          <table:table-cell office:value-type="float" office:value="47.914566" calcext:value-type="float">
            <text:p>47.914566</text:p>
          </table:table-cell>
          <table:table-cell office:value-type="float" office:value="45.478436" calcext:value-type="float">
            <text:p>45.478436</text:p>
          </table:table-cell>
          <table:table-cell office:value-type="float" office:value="49.074896" calcext:value-type="float">
            <text:p>49.074896</text:p>
          </table:table-cell>
          <table:table-cell office:value-type="float" office:value="42.135343" calcext:value-type="float">
            <text:p>42.135343</text:p>
          </table:table-cell>
          <table:table-cell table:formula="of:=([.B24]+[.C24]+[.D24]+[.E24]+[.F24]+[.G24]+[.H24])/COUNT([.B24:.H24])" office:value-type="float" office:value="47.3271131428572" calcext:value-type="float">
            <text:p>47.327113142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59.15567" calcext:value-type="float">
            <text:p>59.15567</text:p>
          </table:table-cell>
          <table:table-cell office:value-type="float" office:value="58.086695" calcext:value-type="float">
            <text:p>58.086695</text:p>
          </table:table-cell>
          <table:table-cell office:value-type="float" office:value="41.091873" calcext:value-type="float">
            <text:p>41.091873</text:p>
          </table:table-cell>
          <table:table-cell office:value-type="float" office:value="52.294917" calcext:value-type="float">
            <text:p>52.294917</text:p>
          </table:table-cell>
          <table:table-cell office:value-type="float" office:value="46.143892" calcext:value-type="float">
            <text:p>46.143892</text:p>
          </table:table-cell>
          <table:table-cell office:value-type="float" office:value="44.082432" calcext:value-type="float">
            <text:p>44.082432</text:p>
          </table:table-cell>
          <table:table-cell office:value-type="float" office:value="41.02611" calcext:value-type="float">
            <text:p>41.02611</text:p>
          </table:table-cell>
          <table:table-cell table:formula="of:=([.L24]+[.M24]+[.N24]+[.O24]+[.P24]+[.Q24]+[.R24])/COUNT([.L24:.R24])" office:value-type="float" office:value="48.840227" calcext:value-type="float">
            <text:p>48.84022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6.534412" calcext:value-type="float">
            <text:p>46.534412</text:p>
          </table:table-cell>
          <table:table-cell office:value-type="float" office:value="39.76939" calcext:value-type="float">
            <text:p>39.76939</text:p>
          </table:table-cell>
          <table:table-cell office:value-type="float" office:value="40.192617" calcext:value-type="float">
            <text:p>40.192617</text:p>
          </table:table-cell>
          <table:table-cell office:value-type="float" office:value="48.326745" calcext:value-type="float">
            <text:p>48.326745</text:p>
          </table:table-cell>
          <table:table-cell office:value-type="float" office:value="48.674708" calcext:value-type="float">
            <text:p>48.674708</text:p>
          </table:table-cell>
          <table:table-cell office:value-type="float" office:value="48.075857" calcext:value-type="float">
            <text:p>48.075857</text:p>
          </table:table-cell>
          <table:table-cell office:value-type="float" office:value="40.998293" calcext:value-type="float">
            <text:p>40.998293</text:p>
          </table:table-cell>
          <table:table-cell table:formula="of:=([.B25]+[.C25]+[.D25]+[.E25]+[.F25]+[.G25]+[.H25])/COUNT([.B25:.H25])" office:value-type="float" office:value="44.653146" calcext:value-type="float">
            <text:p>44.653146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53.4407" calcext:value-type="float">
            <text:p>53.4407</text:p>
          </table:table-cell>
          <table:table-cell office:value-type="float" office:value="43.484494" calcext:value-type="float">
            <text:p>43.484494</text:p>
          </table:table-cell>
          <table:table-cell office:value-type="float" office:value="42.874783" calcext:value-type="float">
            <text:p>42.874783</text:p>
          </table:table-cell>
          <table:table-cell office:value-type="float" office:value="42.28561" calcext:value-type="float">
            <text:p>42.28561</text:p>
          </table:table-cell>
          <table:table-cell office:value-type="float" office:value="51.262543" calcext:value-type="float">
            <text:p>51.262543</text:p>
          </table:table-cell>
          <table:table-cell office:value-type="float" office:value="43.734802" calcext:value-type="float">
            <text:p>43.734802</text:p>
          </table:table-cell>
          <table:table-cell office:value-type="float" office:value="40.706791" calcext:value-type="float">
            <text:p>40.706791</text:p>
          </table:table-cell>
          <table:table-cell table:formula="of:=([.L25]+[.M25]+[.N25]+[.O25]+[.P25]+[.Q25]+[.R25])/COUNT([.L25:.R25])" office:value-type="float" office:value="45.3985318571429" calcext:value-type="float">
            <text:p>45.398531857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97.271158" calcext:value-type="float">
            <text:p>97.271158</text:p>
          </table:table-cell>
          <table:table-cell office:value-type="float" office:value="79.823466" calcext:value-type="float">
            <text:p>79.823466</text:p>
          </table:table-cell>
          <table:table-cell office:value-type="float" office:value="77.286955" calcext:value-type="float">
            <text:p>77.286955</text:p>
          </table:table-cell>
          <table:table-cell office:value-type="float" office:value="77.321455" calcext:value-type="float">
            <text:p>77.321455</text:p>
          </table:table-cell>
          <table:table-cell office:value-type="float" office:value="78.801334" calcext:value-type="float">
            <text:p>78.801334</text:p>
          </table:table-cell>
          <table:table-cell office:value-type="float" office:value="77.755253" calcext:value-type="float">
            <text:p>77.755253</text:p>
          </table:table-cell>
          <table:table-cell office:value-type="float" office:value="78.203512" calcext:value-type="float">
            <text:p>78.203512</text:p>
          </table:table-cell>
          <table:table-cell table:formula="of:=([.B26]+[.C26]+[.D26]+[.E26]+[.F26]+[.G26]+[.H26])/COUNT([.B26:.H26])" office:value-type="float" office:value="80.9233047142857" calcext:value-type="float">
            <text:p>80.9233047143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79.747232" calcext:value-type="float">
            <text:p>79.747232</text:p>
          </table:table-cell>
          <table:table-cell office:value-type="float" office:value="128.395294" calcext:value-type="float">
            <text:p>128.395294</text:p>
          </table:table-cell>
          <table:table-cell office:value-type="float" office:value="79.301038" calcext:value-type="float">
            <text:p>79.301038</text:p>
          </table:table-cell>
          <table:table-cell office:value-type="float" office:value="78.545571" calcext:value-type="float">
            <text:p>78.545571</text:p>
          </table:table-cell>
          <table:table-cell office:value-type="float" office:value="77.678805" calcext:value-type="float">
            <text:p>77.678805</text:p>
          </table:table-cell>
          <table:table-cell office:value-type="float" office:value="76.830832" calcext:value-type="float">
            <text:p>76.830832</text:p>
          </table:table-cell>
          <table:table-cell office:value-type="float" office:value="76.281673" calcext:value-type="float">
            <text:p>76.281673</text:p>
          </table:table-cell>
          <table:table-cell table:formula="of:=([.L26]+[.M26]+[.N26]+[.O26]+[.P26]+[.Q26]+[.R26])/COUNT([.L26:.R26])" office:value-type="float" office:value="85.2543492857143" calcext:value-type="float">
            <text:p>85.2543492857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Speedup = sekvensiell tid/parallell ti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=20</text:p>
          </table:table-cell>
          <table:table-cell office:value-type="string" calcext:value-type="string">
            <text:p>N=1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I12]/[.I21]" office:value-type="float" office:value="0.0243485980688603" calcext:value-type="float">
            <text:p>0.0243485981</text:p>
          </table:table-cell>
          <table:table-cell table:formula="of:=[.S12]/[.S21]" office:value-type="float" office:value="0.205912370989297" calcext:value-type="float">
            <text:p>0.205912371</text:p>
          </table:table-cell>
          <table:table-cell table:number-columns-repeated="1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I13]/[.I22]" office:value-type="float" office:value="0.112783613917164" calcext:value-type="float">
            <text:p>0.1127836139</text:p>
          </table:table-cell>
          <table:table-cell table:formula="of:=[.S13]/[.S22]" office:value-type="float" office:value="0.287729243146753" calcext:value-type="float">
            <text:p>0.2877292431</text:p>
          </table:table-cell>
          <table:table-cell table:number-columns-repeated="1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I14]/[.I23]" office:value-type="float" office:value="0.461350957245854" calcext:value-type="float">
            <text:p>0.4613509572</text:p>
          </table:table-cell>
          <table:table-cell table:formula="of:=[.S14]/[.S23]" office:value-type="float" office:value="0.431337805171641" calcext:value-type="float">
            <text:p>0.4313378052</text:p>
          </table:table-cell>
          <table:table-cell table:number-columns-repeated="1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I15]/[.I24]" office:value-type="float" office:value="0.229647640335383" calcext:value-type="float">
            <text:p>0.2296476403</text:p>
          </table:table-cell>
          <table:table-cell table:formula="of:=[.S15]/[.S24]" office:value-type="float" office:value="0.246661056673631" calcext:value-type="float">
            <text:p>0.2466610567</text:p>
          </table:table-cell>
          <table:table-cell table:number-columns-repeated="16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I16]/[.I25]" office:value-type="float" office:value="0.359846742777253" calcext:value-type="float">
            <text:p>0.3598467428</text:p>
          </table:table-cell>
          <table:table-cell table:formula="of:=[.S16]/[.S25]" office:value-type="float" office:value="0.401212716372203" calcext:value-type="float">
            <text:p>0.4012127164</text:p>
          </table:table-cell>
          <table:table-cell table:number-columns-repeated="16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I17]/[.I26]" office:value-type="float" office:value="1.28326509820719" calcext:value-type="float">
            <text:p>1.2832650982</text:p>
          </table:table-cell>
          <table:table-cell table:formula="of:=[.S17]/[.S26]" office:value-type="float" office:value="1.18854396779037" calcext:value-type="float">
            <text:p>1.1885439678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ZYSong18030" style:font-family-asian="ZYSong18030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6:53:28.320755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ndy Ceesay</meta:initial-creator>
    <meta:creation-date>2017-02-03T17:05:08.754664527</meta:creation-date>
    <dc:date>2017-02-04T17:02:17.140438139</dc:date>
    <dc:creator>Cindy Ceesay</dc:creator>
    <meta:editing-duration>PT33M52S</meta:editing-duration>
    <meta:editing-cycles>6</meta:editing-cycles>
    <meta:generator>LibreOffice/5.0.6.2$Linux_X86_64 LibreOffice_project/00$Build-2</meta:generator>
    <meta:document-statistic meta:table-count="1" meta:cell-count="4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88cm" svg:height="9.006cm" xlink:href=".." xlink:type="simple" chart:class="chart:scatter" chart:style-name="ch1">
        <chart:title svg:x="10.151cm" svg:y="0.316cm" chart:style-name="ch2">
          <text:p>Speedup</text:p>
        </chart:title>
        <chart:legend chart:legend-position="end" svg:x="19.839cm" svg:y="3.955cm" style:legend-expansion="high" chart:style-name="ch3"/>
        <chart:plot-area chart:style-name="ch4" table:cell-range-address="Sheet1.A30:Sheet1.C36" chart:data-source-has-labels="row" svg:x="1.454cm" svg:y="1.275cm" svg:width="17.942cm" svg:height="6.57cm">
          <chartooo:coordinate-region svg:x="2.181cm" svg:y="1.474cm" svg:width="16.38cm" svg:height="5.724cm"/>
          <chart:axis chart:dimension="x" chart:name="primary-x" chart:style-name="ch5">
            <chart:title svg:x="9.19cm" svg:y="8.025cm" chart:style-name="ch6">
              <text:p>Antall elementer</text:p>
            </chart:title>
          </chart:axis>
          <chart:axis chart:dimension="y" chart:name="primary-y" chart:style-name="ch5">
            <chart:title svg:x="0.451cm" svg:y="5.186cm" chart:style-name="ch7">
              <text:p>Tid i ms</text:p>
            </chart:title>
            <chart:grid chart:style-name="ch8" chart:class="major"/>
          </chart:axis>
          <chart:series chart:style-name="ch9" chart:values-cell-range-address="Sheet1.B31:Sheet1.B36" chart:label-cell-address="Sheet1.B30:Sheet1.B30" chart:class="chart:scatter">
            <chart:domain table:cell-range-address="Sheet1.A31:Sheet1.A36"/>
            <chart:data-point chart:repeated="6"/>
          </chart:series>
          <chart:series chart:style-name="ch10" chart:values-cell-range-address="Sheet1.C31:Sheet1.C36" chart:label-cell-address="Sheet1.C30:Sheet1.C30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=20</text:p>
                <draw:g>
                  <svg:desc>Sheet1.B30:Sheet1.B30</svg:desc>
                </draw:g>
              </table:table-cell>
              <table:table-cell office:value-type="string">
                <text:p>N=100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1:Sheet1.A36</svg:desc>
                </draw:g>
              </table:table-cell>
              <table:table-cell office:value-type="float" office:value="0.0243485980688603">
                <text:p>0.0243485980688603</text:p>
                <draw:g>
                  <svg:desc>Sheet1.B31:Sheet1.B36</svg:desc>
                </draw:g>
              </table:table-cell>
              <table:table-cell office:value-type="float" office:value="0.205912370989297">
                <text:p>0.205912370989297</text:p>
                <draw:g>
                  <svg:desc>Sheet1.C31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12783613917164">
                <text:p>0.112783613917164</text:p>
              </table:table-cell>
              <table:table-cell office:value-type="float" office:value="0.287729243146753">
                <text:p>0.287729243146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461350957245854">
                <text:p>0.461350957245854</text:p>
              </table:table-cell>
              <table:table-cell office:value-type="float" office:value="0.431337805171641">
                <text:p>0.431337805171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229647640335383">
                <text:p>0.229647640335383</text:p>
              </table:table-cell>
              <table:table-cell office:value-type="float" office:value="0.246661056673631">
                <text:p>0.246661056673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0.359846742777253">
                <text:p>0.359846742777253</text:p>
              </table:table-cell>
              <table:table-cell office:value-type="float" office:value="0.401212716372203">
                <text:p>0.401212716372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">
                <text:p>100000000</text:p>
              </table:table-cell>
              <table:table-cell office:value-type="float" office:value="1.28326509820719">
                <text:p>1.28326509820719</text:p>
              </table:table-cell>
              <table:table-cell office:value-type="float" office:value="1.18854396779037">
                <text:p>1.18854396779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